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ircular Cyl</text:p>
          </table:table-cell>
          <table:table-cell office:value-type="string" calcext:value-type="string">
            <text:p>CFL – DFL</text:p>
          </table:table-cell>
          <table:table-cell office:value-type="string" calcext:value-type="string">
            <text:p>Curviline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5"/>
          <table:table-cell office:value-type="string" calcext:value-type="string">
            <text:p>P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6" calcext:value-type="float">
            <text:p>1.3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table:formula="of:=[.A7]*[.B7]" office:value-type="float" office:value="10.1" calcext:value-type="float">
            <text:p>10.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1" calcext:value-type="float">
            <text:p>0.81</text:p>
          </table:table-cell>
          <table:table-cell table:formula="of:=[.A8]*[.B8]" office:value-type="float" office:value="9.72" calcext:value-type="float">
            <text:p>9.7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5" calcext:value-type="float">
            <text:p>0.55</text:p>
          </table:table-cell>
          <table:table-cell table:formula="of:=[.A9]*[.B9]" office:value-type="float" office:value="8.8" calcext:value-type="float">
            <text:p>8.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table:formula="of:=[.A10]*[.B10]" office:value-type="float" office:value="8" calcext:value-type="float">
            <text:p>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5" calcext:value-type="float">
            <text:p>0.35</text:p>
          </table:table-cell>
          <table:table-cell table:formula="of:=[.A11]*[.B11]" office:value-type="float" office:value="8.4" calcext:value-type="float">
            <text:p>8.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69" calcext:value-type="float">
            <text:p>0.69</text:p>
          </table:table-cell>
          <table:table-cell table:formula="of:=[.G11]*[.H11]" office:value-type="float" office:value="16.56" calcext:value-type="float">
            <text:p>16.5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table:formula="of:=[.A12]*[.B12]" office:value-type="float" office:value="8" calcext:value-type="float">
            <text:p>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table:formula="of:=[.G12]*[.H12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9" calcext:value-type="float">
            <text:p>0.19</text:p>
          </table:table-cell>
          <table:table-cell table:formula="of:=[.A13]*[.B13]" office:value-type="float" office:value="7.6" calcext:value-type="float">
            <text:p>7.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formula="of:=[.G13]*[.H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6" calcext:value-type="float">
            <text:p>0.16</text:p>
          </table:table-cell>
          <table:table-cell table:formula="of:=[.A14]*[.B14]" office:value-type="float" office:value="7.68" calcext:value-type="float">
            <text:p>7.6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33" calcext:value-type="float">
            <text:p>0.33</text:p>
          </table:table-cell>
          <table:table-cell table:formula="of:=[.G14]*[.H14]" office:value-type="float" office:value="15.84" calcext:value-type="float">
            <text:p>15.8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[.A15]*[.B15]" office:value-type="float" office:value="0" calcext:value-type="float">
            <text:p>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24" calcext:value-type="float">
            <text:p>0.24</text:p>
          </table:table-cell>
          <table:table-cell table:formula="of:=[.G15]*[.H15]" office:value-type="float" office:value="15.36" calcext:value-type="float">
            <text:p>15.3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A16]*[.B16]" office:value-type="float" office:value="0" calcext:value-type="float">
            <text:p>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[.A17]*[.B17]" office:value-type="float" office:value="0" calcext:value-type="float">
            <text:p>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[.A18]*[.B18]" office:value-type="float" office:value="0" calcext:value-type="float">
            <text:p>0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19]*[.B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2</text:p>
          </table:table-cell>
          <table:table-cell/>
          <table:table-cell table:formula="of:=[.A20]*[.B20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P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21]*[.B21]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A22]*[.B22]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A23]*[.B23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table:formula="of:=[.A24]*[.B24]" office:value-type="float" office:value="4.8" calcext:value-type="float">
            <text:p>4.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.14" calcext:value-type="float">
            <text:p>1.14</text:p>
          </table:table-cell>
          <table:table-cell table:formula="of:=[.G24]*[.H24]" office:value-type="float" office:value="9.12" calcext:value-type="float">
            <text:p>9.1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table:formula="of:=[.A25]*[.B25]" office:value-type="float" office:value="4.4" calcext:value-type="float">
            <text:p>4.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89" calcext:value-type="float">
            <text:p>0.89</text:p>
          </table:table-cell>
          <table:table-cell table:formula="of:=[.G25]*[.H25]" office:value-type="float" office:value="8.9" calcext:value-type="float">
            <text:p>8.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7" calcext:value-type="float">
            <text:p>0.37</text:p>
          </table:table-cell>
          <table:table-cell table:formula="of:=[.A26]*[.B26]" office:value-type="float" office:value="4.44" calcext:value-type="float">
            <text:p>4.4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73" calcext:value-type="float">
            <text:p>0.73</text:p>
          </table:table-cell>
          <table:table-cell table:formula="of:=[.G26]*[.H26]" office:value-type="float" office:value="8.76" calcext:value-type="float">
            <text:p>8.7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table:formula="of:=[.A27]*[.B27]" office:value-type="float" office:value="4" calcext:value-type="float">
            <text:p>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54" calcext:value-type="float">
            <text:p>0.54</text:p>
          </table:table-cell>
          <table:table-cell table:formula="of:=[.G27]*[.H27]" office:value-type="float" office:value="8.64" calcext:value-type="float">
            <text:p>8.6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1" calcext:value-type="float">
            <text:p>0.21</text:p>
          </table:table-cell>
          <table:table-cell table:formula="of:=[.A28]*[.B28]" office:value-type="float" office:value="4.2" calcext:value-type="float">
            <text:p>4.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42" calcext:value-type="float">
            <text:p>0.42</text:p>
          </table:table-cell>
          <table:table-cell table:formula="of:=[.G28]*[.H28]"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7" calcext:value-type="float">
            <text:p>0.17</text:p>
          </table:table-cell>
          <table:table-cell table:formula="of:=[.A29]*[.B29]" office:value-type="float" office:value="4.08" calcext:value-type="float">
            <text:p>4.0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35" calcext:value-type="float">
            <text:p>0.35</text:p>
          </table:table-cell>
          <table:table-cell table:formula="of:=[.G29]*[.H29]"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2" calcext:value-type="float">
            <text:p>0.12</text:p>
          </table:table-cell>
          <table:table-cell table:formula="of:=[.A30]*[.B30]" office:value-type="float" office:value="3.84" calcext:value-type="float">
            <text:p>3.8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26" calcext:value-type="float">
            <text:p>0.26</text:p>
          </table:table-cell>
          <table:table-cell table:formula="of:=[.G30]*[.H30]" office:value-type="float" office:value="8.32" calcext:value-type="float">
            <text:p>8.3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[.A31]*[.B31]" office:value-type="float" office:value="0" calcext:value-type="float">
            <text:p>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formula="of:=[.G31]*[.H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[.A32]*[.B32]" office:value-type="float" office:value="0" calcext:value-type="float">
            <text:p>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formula="of:=[.G32]*[.H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[.A33]*[.B33]" office:value-type="float" office:value="0" calcext:value-type="float">
            <text:p>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/>
          <table:table-cell table:formula="of:=[.G33]*[.H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A34]*[.B34]" office:value-type="float" office:value="0" calcext:value-type="float">
            <text:p>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/>
          <table:table-cell table:formula="of:=[.G34]*[.H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[.A35]*[.B35]" office:value-type="float" office:value="0" calcext:value-type="float">
            <text:p>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/>
          <table:table-cell table:formula="of:=[.G35]*[.H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[.A36]*[.B36]" office:value-type="float" office:value="0" calcext:value-type="float">
            <text:p>0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G36]*[.H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A37]*[.B37]" office:value-type="float" office:value="0" calcext:value-type="float">
            <text:p>0</text:p>
          </table:table-cell>
          <table:table-cell table:number-columns-repeated="5"/>
          <table:table-cell table:formula="of:=[.G37]*[.H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</text:p>
          </table:table-cell>
          <table:table-cell/>
          <table:table-cell table:formula="of:=[.A38]*[.B38]" office:value-type="string" office:string-value="" calcext:value-type="error">
            <text:p>#VALUE!</text:p>
          </table:table-cell>
          <table:table-cell table:number-columns-repeated="3"/>
          <table:table-cell office:value-type="string" calcext:value-type="string">
            <text:p>P3</text:p>
          </table:table-cell>
          <table:table-cell/>
          <table:table-cell table:formula="of:=[.G38]*[.H38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39]*[.B39]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[.G39]*[.H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A40]*[.B40]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[.G40]*[.H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A41]*[.B41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[.G41]*[.H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formula="of:=[.A42]*[.B42]" office:value-type="float" office:value="3.2" calcext:value-type="float">
            <text:p>3.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78" calcext:value-type="float">
            <text:p>0.78</text:p>
          </table:table-cell>
          <table:table-cell table:formula="of:=[.G42]*[.H42]" office:value-type="float" office:value="6.24" calcext:value-type="float">
            <text:p>6.24</text:p>
          </table:table-cell>
          <table:table-cell/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.31</text:p>
          </table:table-cell>
          <table:table-cell table:formula="of:=[.A43]*[.B43]" office:value-type="float" office:value="3.1" calcext:value-type="float">
            <text:p>3.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[.G43]*[.H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table:formula="of:=[.A44]*[.B44]"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formula="of:=[.G44]*[.H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" calcext:value-type="float">
            <text:p>0.18</text:p>
          </table:table-cell>
          <table:table-cell table:formula="of:=[.A45]*[.B45]" office:value-type="float" office:value="2.88" calcext:value-type="float">
            <text:p>2.8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37" calcext:value-type="float">
            <text:p>0.37</text:p>
          </table:table-cell>
          <table:table-cell table:formula="of:=[.G45]*[.H45]" office:value-type="float" office:value="5.92" calcext:value-type="float">
            <text:p>5.92</text:p>
          </table:table-cell>
          <table:table-cell/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.14</text:p>
          </table:table-cell>
          <table:table-cell table:formula="of:=[.A46]*[.B46]" office:value-type="float" office:value="2.8" calcext:value-type="float">
            <text:p>2.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formula="of:=[.G46]*[.H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15" calcext:value-type="float">
            <text:p>0.115</text:p>
          </table:table-cell>
          <table:table-cell table:formula="of:=[.A47]*[.B47]" office:value-type="float" office:value="2.76" calcext:value-type="float">
            <text:p>2.76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formula="of:=[.G47]*[.H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85" calcext:value-type="float">
            <text:p>0.085</text:p>
          </table:table-cell>
          <table:table-cell table:formula="of:=[.A48]*[.B48]" office:value-type="float" office:value="2.72" calcext:value-type="float">
            <text:p>2.7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18" calcext:value-type="float">
            <text:p>0.18</text:p>
          </table:table-cell>
          <table:table-cell table:formula="of:=[.G48]*[.H48]" office:value-type="float" office:value="5.76" calcext:value-type="float">
            <text:p>5.76</text:p>
          </table:table-cell>
          <table:table-cell/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table:formula="of:=[.G49]*[.H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/>
          <table:table-cell table:formula="of:=[.G50]*[.H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table:formula="of:=[.G51]*[.H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5" calcext:value-type="float">
            <text:p>0.025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/>
          <table:table-cell table:formula="of:=[.G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/>
          <table:table-cell table:formula="of:=[.G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/>
          <table:table-cell table:formula="of:=[.G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G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G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</text:p>
          </table:table-cell>
          <table:table-cell table:number-columns-repeated="5"/>
          <table:table-cell office:value-type="string" calcext:value-type="string">
            <text:p>P4</text:p>
          </table:table-cell>
          <table:table-cell/>
          <table:table-cell table:formula="of:=[.G57]*[.H57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formula="of:=[.G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1" calcext:value-type="float">
            <text:p>0.7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table:formula="of:=[.G59]*[.H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" calcext:value-type="float">
            <text:p>0.4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formula="of:=[.G60]*[.H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59" calcext:value-type="float">
            <text:p>0.59</text:p>
          </table:table-cell>
          <table:table-cell table:formula="of:=[.G61]*[.H61]" office:value-type="float" office:value="4.72" calcext:value-type="float">
            <text:p>4.7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" calcext:value-type="float">
            <text:p>0.2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table:formula="of:=[.G62]*[.H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  <table:table-cell table:formula="of:=[.G63]*[.H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" calcext:value-type="float">
            <text:p>0.14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.28" calcext:value-type="float">
            <text:p>0.28</text:p>
          </table:table-cell>
          <table:table-cell table:formula="of:=[.G64]*[.H64]" office:value-type="float" office:value="4.48" calcext:value-type="float">
            <text:p>4.4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/>
          <table:table-cell table:formula="of:=[.G65]*[.H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/>
          <table:table-cell table:formula="of:=[.G66]*[.H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0.14" calcext:value-type="float">
            <text:p>0.14</text:p>
          </table:table-cell>
          <table:table-cell table:formula="of:=[.G67]*[.H67]" office:value-type="float" office:value="4.48" calcext:value-type="float">
            <text:p>4.4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table:formula="of:=[.G68]*[.H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/>
          <table:table-cell table:formula="of:=[.G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table:formula="of:=[.G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/>
          <table:table-cell table:formula="of:=[.G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/>
          <table:table-cell table:formula="of:=[.G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G73]*[.H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G74]*[.H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G75]*[.H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5</text:p>
          </table:table-cell>
          <table:table-cell/>
          <table:table-cell table:formula="of:=[.G76]*[.H76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formula="of:=[.G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formula="of:=[.G78]*[.H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formula="of:=[.G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48" calcext:value-type="float">
            <text:p>0.48</text:p>
          </table:table-cell>
          <table:table-cell table:formula="of:=[.G80]*[.H80]" office:value-type="float" office:value="3.84" calcext:value-type="float">
            <text:p>3.8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formula="of:=[.G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/>
          <table:table-cell table:formula="of:=[.G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23" calcext:value-type="float">
            <text:p>0.23</text:p>
          </table:table-cell>
          <table:table-cell table:formula="of:=[.G83]*[.H83]" office:value-type="float" office:value="3.68" calcext:value-type="float">
            <text:p>3.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P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28" calcext:value-type="float">
            <text:p>12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15:14:42.391676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Carpenter</meta:initial-creator>
    <meta:creation-date>2018-05-01T18:00:45.446438898</meta:creation-date>
    <dc:date>2018-05-02T15:34:38.001290310</dc:date>
    <meta:editing-duration>PT23M1S</meta:editing-duration>
    <meta:editing-cycles>4</meta:editing-cycles>
    <meta:generator>LibreOffice/4.2.8.2$Linux_X86_64 LibreOffice_project/420m0$Build-2</meta:generator>
    <meta:document-statistic meta:table-count="1" meta:cell-count="329" meta:object-count="0"/>
  </office:meta>
</office:document-meta>
</file>